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b7693"/>
    </style:style>
    <style:style style:name="P2" style:family="paragraph" style:parent-style-name="Standard">
      <style:text-properties officeooo:rsid="002cb335" officeooo:paragraph-rsid="0035ac47"/>
    </style:style>
    <style:style style:name="P3" style:family="paragraph" style:parent-style-name="Standard">
      <style:text-properties fo:font-size="16pt" fo:font-weight="bold" officeooo:rsid="002cb335" officeooo:paragraph-rsid="002cb335" style:font-size-asian="16pt" style:font-weight-asian="bold" style:font-size-complex="16pt" style:font-weight-complex="bold"/>
    </style:style>
    <style:style style:name="P4" style:family="paragraph" style:parent-style-name="Standard">
      <style:text-properties fo:font-size="16pt" fo:font-weight="bold" officeooo:rsid="002cb335" officeooo:paragraph-rsid="0035ac47" style:font-size-asian="16pt" style:font-weight-asian="bold" style:font-size-complex="16pt" style:font-weight-complex="bold"/>
    </style:style>
    <style:style style:name="P5" style:family="paragraph" style:parent-style-name="Standard">
      <style:text-properties fo:font-size="16pt" fo:font-weight="bold" officeooo:rsid="002dc871" officeooo:paragraph-rsid="002dc871" style:font-size-asian="16pt" style:font-weight-asian="bold" style:font-size-complex="16pt" style:font-weight-complex="bold"/>
    </style:style>
    <style:style style:name="P6" style:family="paragraph" style:parent-style-name="Standard">
      <style:text-properties officeooo:rsid="002fa4bb" officeooo:paragraph-rsid="002fa4bb"/>
    </style:style>
    <style:style style:name="P7" style:family="paragraph" style:parent-style-name="Standard">
      <style:text-properties fo:font-size="14pt" officeooo:paragraph-rsid="002b7693" style:font-size-asian="14pt" style:font-size-complex="14pt"/>
    </style:style>
    <style:style style:name="P8" style:family="paragraph" style:parent-style-name="Standard">
      <style:text-properties fo:font-size="14pt" officeooo:rsid="002cb335" officeooo:paragraph-rsid="002cb335" style:font-size-asian="14pt" style:font-size-complex="14pt"/>
    </style:style>
    <style:style style:name="P9" style:family="paragraph" style:parent-style-name="Standard">
      <style:text-properties fo:font-size="14pt" officeooo:rsid="002cb335" officeooo:paragraph-rsid="0035ac47" style:font-size-asian="14pt" style:font-size-complex="14pt"/>
    </style:style>
    <style:style style:name="P10" style:family="paragraph" style:parent-style-name="Standard">
      <style:text-properties fo:font-size="14pt" officeooo:rsid="002cb335" officeooo:paragraph-rsid="0038959b" style:font-size-asian="14pt" style:font-size-complex="14pt"/>
    </style:style>
    <style:style style:name="P11" style:family="paragraph" style:parent-style-name="Standard">
      <style:text-properties fo:font-size="14pt" officeooo:paragraph-rsid="002fa4bb" style:font-size-asian="14pt" style:font-size-complex="14pt"/>
    </style:style>
    <style:style style:name="P12" style:family="paragraph" style:parent-style-name="Standard">
      <style:text-properties fo:font-size="14pt" officeooo:rsid="0035ac47" officeooo:paragraph-rsid="0035ac47" style:font-size-asian="14pt" style:font-size-complex="14pt"/>
    </style:style>
    <style:style style:name="P13" style:family="paragraph" style:parent-style-name="Standard">
      <style:text-properties fo:font-size="14pt" officeooo:paragraph-rsid="002cb335" style:font-size-asian="14pt" style:font-size-complex="14pt"/>
    </style:style>
    <style:style style:name="P14" style:family="paragraph" style:parent-style-name="Standard">
      <style:text-properties fo:font-size="14pt" officeooo:paragraph-rsid="0035ac47" style:font-size-asian="14pt" style:font-size-complex="14pt"/>
    </style:style>
    <style:style style:name="P15" style:family="paragraph" style:parent-style-name="Standard">
      <style:text-properties fo:font-size="14pt" officeooo:rsid="0036fe8c" officeooo:paragraph-rsid="0036fe8c" style:font-size-asian="14pt" style:font-size-complex="14pt"/>
    </style:style>
    <style:style style:name="P16" style:family="paragraph" style:parent-style-name="Standard">
      <style:text-properties fo:font-size="14pt" fo:font-weight="bold" officeooo:rsid="002cb335" officeooo:paragraph-rsid="0035ac47" style:font-size-asian="14pt" style:font-weight-asian="bold" style:font-size-complex="14pt" style:font-weight-complex="bold"/>
    </style:style>
    <style:style style:name="P17" style:family="paragraph" style:parent-style-name="Standard">
      <style:text-properties fo:font-size="14pt" fo:font-weight="normal" officeooo:rsid="002cb335" officeooo:paragraph-rsid="0035ac47" style:font-size-asian="14pt" style:font-weight-asian="normal" style:font-size-complex="14pt" style:font-weight-complex="normal"/>
    </style:style>
    <style:style style:name="P18" style:family="paragraph" style:parent-style-name="Standard">
      <style:text-properties fo:font-size="14pt" fo:font-weight="normal" officeooo:rsid="0035ac47" officeooo:paragraph-rsid="0035ac47" style:font-size-asian="14pt" style:font-weight-asian="normal" style:font-size-complex="14pt" style:font-weight-complex="normal"/>
    </style:style>
    <style:style style:name="P19" style:family="paragraph" style:parent-style-name="Preformatted_20_Text">
      <style:paragraph-properties fo:orphans="2" fo:widows="2"/>
      <style:text-properties fo:font-variant="normal" fo:text-transform="none" fo:color="#000000" fo:letter-spacing="normal"/>
    </style:style>
    <style:style style:name="P20" style:family="paragraph" style:parent-style-name="Preformatted_20_Text">
      <style:text-properties fo:font-variant="normal" fo:text-transform="none" fo:color="#000000" fo:letter-spacing="normal" fo:font-style="normal" fo:font-weight="normal" officeooo:rsid="002fa4bb" officeooo:paragraph-rsid="002fa4bb"/>
    </style:style>
    <style:style style:name="P21"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22" style:family="paragraph" style:parent-style-name="Standard">
      <style:text-properties fo:font-size="14pt" officeooo:rsid="00310700" officeooo:paragraph-rsid="0035ac47" style:font-size-asian="14pt" style:font-size-complex="14pt"/>
    </style:style>
    <style:style style:name="P23" style:family="paragraph" style:parent-style-name="Standard">
      <style:text-properties fo:font-size="14pt" officeooo:rsid="00340168" officeooo:paragraph-rsid="0038959b" style:font-size-asian="14pt" style:font-size-complex="14pt"/>
    </style:style>
    <style:style style:name="P24" style:family="paragraph" style:parent-style-name="Standard">
      <style:text-properties fo:font-variant="normal" fo:text-transform="none" fo:color="#000000" fo:font-size="14pt" fo:letter-spacing="normal" fo:font-style="normal" fo:font-weight="normal" officeooo:rsid="002fa4bb" officeooo:paragraph-rsid="002cb335" style:font-size-asian="14pt" style:font-size-complex="14pt"/>
    </style:style>
    <style:style style:name="P25" style:family="paragraph" style:parent-style-name="Standard">
      <style:text-properties fo:font-size="16pt" fo:font-weight="bold" officeooo:rsid="002cb335" officeooo:paragraph-rsid="0035ac47" style:font-size-asian="16pt" style:font-weight-asian="bold" style:font-size-complex="16pt" style:font-weight-complex="bold"/>
    </style:style>
    <style:style style:name="P26" style:family="paragraph" style:parent-style-name="Standard">
      <style:text-properties fo:font-size="16pt" fo:font-weight="bold" officeooo:rsid="003956a1" officeooo:paragraph-rsid="003956a1" style:font-size-asian="16pt" style:font-weight-asian="bold" style:font-size-complex="16pt" style:font-weight-complex="bold"/>
    </style:style>
    <style:style style:name="P27" style:family="paragraph" style:parent-style-name="Standard">
      <style:text-properties fo:font-size="16pt" fo:font-weight="normal" officeooo:rsid="003956a1" officeooo:paragraph-rsid="003956a1" style:font-size-asian="16pt" style:font-weight-asian="normal" style:font-size-complex="16pt" style:font-weight-complex="normal"/>
    </style:style>
    <style:style style:name="P28" style:family="paragraph" style:parent-style-name="Standard">
      <style:text-properties fo:font-size="16pt" fo:font-weight="normal" officeooo:paragraph-rsid="003956a1"/>
    </style:style>
    <style:style style:name="T1" style:family="text">
      <style:text-properties officeooo:rsid="002fa4bb"/>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2fa4bb"/>
    </style:style>
    <style:style style:name="T5" style:family="text">
      <style:text-properties fo:font-variant="normal" fo:text-transform="none" fo:color="#000000" fo:letter-spacing="normal" fo:font-style="normal" fo:font-weight="normal" officeooo:rsid="003004f8"/>
    </style:style>
    <style:style style:name="T6" style:family="text">
      <style:text-properties fo:font-variant="normal" fo:text-transform="none" fo:color="#ce181e" fo:letter-spacing="normal" fo:font-style="normal" fo:font-weight="normal" officeooo:rsid="002fa4bb"/>
    </style:style>
    <style:style style:name="T7" style:family="text">
      <style:text-properties fo:font-variant="normal" fo:text-transform="none" fo:color="#333333" style:font-name="Arial" fo:font-size="8.25pt" fo:letter-spacing="normal" fo:font-style="normal" fo:font-weight="bold"/>
    </style:style>
    <style:style style:name="T8" style:family="text">
      <style:text-properties officeooo:rsid="00310700"/>
    </style:style>
    <style:style style:name="T9" style:family="text">
      <style:text-properties officeooo:rsid="0034c5fc"/>
    </style:style>
    <style:style style:name="T10" style:family="text">
      <style:text-properties officeooo:rsid="00358437"/>
    </style:style>
    <style:style style:name="T11" style:family="text">
      <style:text-properties officeooo:rsid="0035e622"/>
    </style:style>
    <style:style style:name="T12" style:family="text">
      <style:text-properties officeooo:rsid="0036fe8c"/>
    </style:style>
    <style:style style:name="T13" style:family="text">
      <style:text-properties officeooo:rsid="0038959b"/>
    </style:style>
    <style:style style:name="T14" style:family="text">
      <style:text-properties officeooo:rsid="003956a1"/>
    </style:style>
    <style:style style:name="T15" style:family="text">
      <style:text-properties officeooo:rsid="003956a1" style:font-size-asian="16pt" style:font-weight-asian="normal" style:font-size-complex="16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NSS and GPS</text:p>
      <text:p text:style-name="P26"/>
      <text:p text:style-name="P27">During the project both GNSS and GPS will be mentioned. GNSS stands for Global Navigation Satellite Systems and GPS for Global Positioning System explicado en pagina 5 del libro este</text:p>
      <text:p text:style-name="P27"/>
      <text:p text:style-name="P28"><text:span text:style-name="T15">Reference: </text:span><text:span text:style-name="T7">GNSS – Global Navigation Satellite Systems: GPS, GLONASS, Galileo, and more</text:span></text:p>
      <text:p text:style-name="P27"/>
      <text:p text:style-name="P4"/>
      <text:p text:style-name="P4">Ionosphere</text:p>
      <text:p text:style-name="P2"/>
      <text:p text:style-name="P9">The ionosphere is a part of the Earth’s atmosphere capable of affecting radio wave propagation due to the free electrons and ionized molecules it has. This means that it has <text:span text:style-name="T1">an effect on Global Navigation Satellite Systems (GNSS) technology, which can be used as a global scanner for the ionosphere. </text:span></text:p>
      <text:p text:style-name="P9"/>
      <text:p text:style-name="P22">The main physical quantity used for describing the electron content of the ionosphere is the Total Electron Content (TEC), the TEC is the total number of electrons between two points (r1,r2) along a cylinder of base 1m². </text:p>
      <text:p text:style-name="P22">Slant TEC (STEC) in particular can defined as the TEC in which r1 and r2 are a satellite and a receiver’s positions.</text:p>
      <text:p text:style-name="P14"/>
      <text:p text:style-name="P14"><text:span text:style-name="T8"><text:s/>(aqui citar a </text:span>GPS as a solar observational instrument: Real-time estimation of EUV photons flux rate during strong, medium, and weak solar flares<text:span text:style-name="T8">)</text:span></text:p>
      <text:p text:style-name="P9"/>
      <text:p text:style-name="P16"><text:span text:style-name="T1">Referencias en este apartado: 1</text:span><text:span text:style-name="T4">{</text:span><text:span text:style-name="T6">International reference ionosphere 1990}</text:span><text:span text:style-name="T4">, </text:span><text:span text:style-name="T5">2</text:span><text:span text:style-name="T4">{</text:span><text:span text:style-name="T3">The ionosphere: effects, GPS modeling and the benefits for space geodetic techniques</text:span><text:span text:style-name="T4">}</text:span></text:p>
      <text:p text:style-name="P4"/>
      <text:p text:style-name="P4">Stellar flares</text:p>
      <text:p text:style-name="P2"/>
      <text:p text:style-name="P9">Flares from stars, in particular those that have the Sun as a source, which are more noticeable due to its proximity, <text:span text:style-name="T10">are sudden flashes of brightness in the solar atmosphere which release large amounts of energy across the whole electromagnetic spectrum pie de pagina → (X-rays and Extreme Ultraviolet (EUV)) rays.</text:span></text:p>
      <text:p text:style-name="P9"/>
      <text:p text:style-name="P12">These flares can increase the electron content of the ionosphere and have an effect on waves passing through it, affecting satellite communications <text:span text:style-name="T11">and causing a delay</text:span>.</text:p>
      <text:p text:style-name="P12"/>
      <text:p text:style-name="P12">Satellites can also be harmed by this effects: the flares heat up the outer atmosphere, which in turn increases the drag on these satellites reducing their lifetime in orbit.</text:p>
      <text:p text:style-name="P9"/>
      <text:p text:style-name="P17"><text:soft-page-break/>GPS as a solar observational instrument: Real-time estimation of EUV photons flux rate during strong, medium, and weak solar flares <text:span text:style-name="T9">se explica el efecto del sol sobre ionosfera</text:span></text:p>
      <text:p text:style-name="P17"/>
      <text:p text:style-name="P18">The previous applies to flares originating in the Sun, whether a flare that has a star from outside the Solar System as a source has an effect on the Earth’s atmosphere or not is going to be studied in this project.</text:p>
      <text:p text:style-name="P3"/>
      <text:p text:style-name="P3"/>
      <text:p text:style-name="P3"/>
      <text:p text:style-name="P24"/>
      <text:p text:style-name="P1"/>
      <text:p text:style-name="P8"/>
      <text:p text:style-name="P1"/>
      <text:p text:style-name="P5">GNSS data</text:p>
      <text:p text:style-name="P13"/>
      <text:p text:style-name="P10">In 1998 the International GNSS Service (IGS) was created as a collaboration of <text:span text:style-name="T12">several members of the scientific community: Center for Orbit Determination in Europe (CODE), (European Space Agency) ESA, Jet Propulsion Laboratory (JPL) and Polytechnic University of Catalonia (UPC). T</text:span>his voluntary federation has made available open access GNSS data <text:span text:style-name="T13">since its creation.</text:span> </text:p>
      <text:p text:style-name="P10"/>
      <text:p text:style-name="P23">Its data is provided by more than 300 GPS receivers around the globe and <text:span text:style-name="T14">is processed by the previous institutions which compute the global distribution of the TEC.</text:span></text:p>
      <text:p text:style-name="P8"/>
      <text:p text:style-name="P15">de donde sacamos los datos</text:p>
      <text:p text:style-name="P7"/>
      <text:p text:style-name="P11"><text:span text:style-name="T1">Referencias en este apartado: {</text:span>The IGS VTEC maps: a reliable source of ionospheric information since 1998<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20">@article{bilitza1990international,</text:p>
      <text:p text:style-name="P19"><text:s text:c="2"/><text:span text:style-name="T2">title={International reference ionosphere 1990},</text:span></text:p>
      <text:p text:style-name="P19"><text:s text:c="2"/><text:span text:style-name="T2">author={Bilitza, Dieter and Rawer, K and Bossy, L and Kutiev, I and Oyama, K-I and Leitinger, R and Kazimirovsky, E},</text:span></text:p>
      <text:p text:style-name="P19"><text:s text:c="2"/><text:span text:style-name="T2">year={1990}</text:span></text:p>
      <text:p text:style-name="P2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01T12:01:42.448957516</dc:date>
    <meta:editing-duration>PT2H7M45S</meta:editing-duration>
    <meta:editing-cycles>26</meta:editing-cycles>
    <meta:generator>LibreOffice/6.0.7.3$Linux_X86_64 LibreOffice_project/00m0$Build-3</meta:generator>
    <meta:document-statistic meta:table-count="0" meta:image-count="0" meta:object-count="0" meta:page-count="3" meta:paragraph-count="25" meta:word-count="507" meta:character-count="3187" meta:non-whitespace-character-count="2696"/>
  </office:meta>
</office:document-meta>
</file>